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ile Oper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 = open('filename','mode')</text:p>
                <text:list>
                  <text:list-item>
                    <text:p>Mode = r,b(binary),w,r+(r&amp;w)</text:p>
                  </text:list-item>
                </text:list>
              </text:list-item>
              <text:list-item>
                <text:p>Variable f.closed</text:p>
              </text:list-item>
              <text:list-item>
                <text:p>With open('filename','mode') as f:</text:p>
                <text:list>
                  <text:list-item>
                    <text:p>Block</text:p>
                  </text:list-item>
                  <text:list-item>
                    <text:p>Automatically closes at end</text:p>
                  </text:list-item>
                </text:list>
              </text:list-item>
              <text:list-item>
                <text:p>f.close()</text:p>
              </text:list-item>
              <text:list-item>
                <text:p>f.read(), f.readline()</text:p>
              </text:list-item>
              <text:list-item>
                <text:p>f.write()</text:p>
              </text:list-item>
              <text:list-item>
                <text:p>f.tell()</text:p>
              </text:list-item>
              <text:list-item>
                <text:p>f.seek(offset,from)</text:p>
                <text:list>
                  <text:list-item>
                    <text:p>From = 0(beg), 1(current), 2(end)</text:p>
                  </text:list-item>
                </text:list>
              </text:list-item>
              <text:list-item>
                <text:p>For line in f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user-transformed="true">
          <draw:text-box>
            <text:p>js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json</text:p>
              </text:list-item>
              <text:list-item>
                <text:p>X = json.dumps(list)</text:p>
                <text:list>
                  <text:list-item>
                    <text:p>Convert to json</text:p>
                  </text:list-item>
                </text:list>
              </text:list-item>
              <text:list-item>
                <text:p>Json.dump(x,f)</text:p>
                <text:list>
                  <text:list-item>
                    <text:p>Convert x to json to file object f</text:p>
                  </text:list-item>
                </text:list>
              </text:list-item>
              <text:list-item>
                <text:p>X = json.load(f)</text:p>
                <text:list>
                  <text:list-item>
                    <text:p>Load text file as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rr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ntax Errors</text:p>
              </text:list-item>
              <text:list-item>
                <text:p>Exceptions : errors during execution</text:p>
                <text:list>
                  <text:list-item>
                    <text:p>eg., ZeroDivisionError, NameError and Type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try:</text:p>
                <text:list>
                  <text:list-item>
                    <text:p>Just like try in otehr languages</text:p>
                  </text:list-item>
                </text:list>
              </text:list-item>
              <text:list-item>
                <text:p>except optionalExceptionname as optionalAliasName:</text:p>
                <text:list>
                  <text:list-item>
                    <text:p>Executed when specifies exception occurs and skips try block</text:p>
                  </text:list-item>
                  <text:list-item>
                    <text:p>Wildcard except : only except</text:p>
                  </text:list-item>
                </text:list>
              </text:list-item>
              <text:list-item>
                <text:p>else:</text:p>
                <text:list>
                  <text:list-item>
                    <text:p>Executes when try doesn't raise exception</text:p>
                  </text:list-item>
                </text:list>
              </text:list-item>
              <text:list-item>
                <text:p>finally:</text:p>
                <text:list>
                  <text:list-item>
                    <text:p>Executes anyways</text:p>
                  </text:list-item>
                  <text:list-item>
                    <text:p>If an exception is unhandled, then reraises the exception after executing finally block</text:p>
                  </text:list-item>
                  <text:list-item>
                    <text:p>Useful for clean up actions</text:p>
                  </text:list-item>
                </text:list>
              </text:list-item>
              <text:list-item>
                <text:p>raise optionalExceptionName:</text:p>
                <text:list>
                  <text:list-item>
                    <text:p>Only raise, reraises an exception</text:p>
                  </text:list-item>
                  <text:list-item>
                    <text:p>2 syntax : </text:p>
                    <text:list>
                      <text:list-item>
                        <text:p>raise Class</text:p>
                      </text:list-item>
                      <text:list-item>
                        <text:p>raise In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e can provide argument list to exception</text:p>
                <text:list>
                  <text:list-item>
                    <text:p>eg., raise Exception('arg1')</text:p>
                  </text:list-item>
                  <text:list-item>
                    <text:p>Accessible by exceptionInstance.args or simply exceptionInstance</text:p>
                    <text:list>
                      <text:list-item>
                        <text:p>As its __str__() method returns that</text:p>
                      </text:list-item>
                    </text:list>
                  </text:list-item>
                </text:list>
              </text:list-item>
              <text:list-item>
                <text:p>Sys.exc_info()</text:p>
                <text:list>
                  <text:list-item>
                    <text:p>gives (type, value, traceback) of current exception being handled</text:p>
                  </text:list-item>
                  <text:list-item>
                    <text:p>Sys.exc_clear() clears the info</text:p>
                  </text:list-item>
                </text:list>
              </text:list-item>
              <text:list-item>
                <text:p>User defined exceptions:</text:p>
                <text:list>
                  <text:list-item>
                    <text:p>We can create own exceptions by creating subclass of Exception</text:p>
                  </text:list-item>
                  <text:list-item>
                    <text:p>Override the __init__() and __str__() methods</text:p>
                  </text:list-item>
                  <text:list-item>
                    <text:p>A class in an except clause is compatible with an exception if it is the same class or a base class there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ltiple inheritance</text:p>
              </text:list-item>
              <text:list-item>
                <text:p>Classes are created at runtime</text:p>
              </text:list-item>
              <text:list-item>
                <text:p>Default</text:p>
                <text:list>
                  <text:list-item>
                    <text:p>Members : public</text:p>
                  </text:list-item>
                  <text:list-item>
                    <text:p>Functions : virtual</text:p>
                  </text:list-item>
                </text:list>
              </text:list-item>
              <text:list-item>
                <text:p>Can extend base types to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  <text:list-item>
                    <text:p>ModuleName.__dict__ </text:p>
                    <text:list>
                      <text:list-item>
                        <text:p>gives the namespace of the module</text:p>
                      </text:list-item>
                    </text:list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Definiton:</text:p>
                <text:list>
                  <text:list-item>
                    <text:p>Class className(BaseClass1,baseClass2,...):</text:p>
                    <text:list>
                      <text:list-item>
                        <text:p>Docstring accessible by __doc__</text:p>
                      </text:list-item>
                      <text:list-item>
                        <text:p>Statements</text:p>
                      </text:list-item>
                    </text:list>
                  </text:list-item>
                  <text:list-item>
                    <text:p>Class object is created</text:p>
                    <text:list>
                      <text:list-item>
                        <text:p>Attribute references</text:p>
                      </text:list-item>
                      <text:list-item>
                        <text:p>Class instantiation</text:p>
                      </text:list-item>
                    </text:list>
                  </text:list-item>
                </text:list>
              </text:list-item>
              <text:list-item>
                <text:p>Class instantiation</text:p>
                <text:list>
                  <text:list-item>
                    <text:p>eg., obj = ClassName()</text:p>
                  </text:list-item>
                  <text:list-item>
                    <text:p>Constructor </text:p>
                    <text:list>
                      <text:list-item>
                        <text:p>__init__(self,arglist) method</text:p>
                      </text:list-item>
                    </text:list>
                  </text:list-item>
                  <text:list-item>
                    <text:p>toString()</text:p>
                    <text:list>
                      <text:list-item>
                        <text:p>__str__(self) method</text:p>
                      </text:list-item>
                    </text:list>
                  </text:list-item>
                </text:list>
              </text:list-item>
              <text:list-item>
                <text:p>Instance Objects</text:p>
                <text:list>
                  <text:list-item>
                    <text:p>Attribute references</text:p>
                    <text:list>
                      <text:list-item>
                        <text:p>Data attributes</text:p>
                      </text:list-item>
                      <text:list-item>
                        <text:p>Methods</text:p>
                      </text:list-item>
                    </text:list>
                  </text:list-item>
                </text:list>
              </text:list-item>
              <text:list-item>
                <text:p>Method/function object</text:p>
                <text:list>
                  <text:list-item>
                    <text:p>Method object -&gt; instance.fun()</text:p>
                    <text:list>
                      <text:list-item>
                        <text:p>Function object + instance object</text:p>
                      </text:list-item>
                    </text:list>
                  </text:list-item>
                  <text:list-item>
                    <text:p>Function object -&gt; className.f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Class variables and Instance Variables</text:p>
                <text:list>
                  <text:list-item>
                    <text:p>Instance : self.var</text:p>
                  </text:list-item>
                </text:list>
              </text:list-item>
              <text:list-item>
                <text:p>To know class</text:p>
                <text:list>
                  <text:list-item>
                    <text:p>Obj.__class__</text:p>
                  </text:list-item>
                </text:list>
              </text:list-item>
              <text:list-item>
                <text:p>Built-in functions</text:p>
                <text:list>
                  <text:list-item>
                    <text:p>isinstance(obj,className)</text:p>
                  </text:list-item>
                  <text:list-item>
                    <text:p>issubclass(derivedclass,baseclass)</text:p>
                  </text:list-item>
                </text:list>
              </text:list-item>
              <text:list-item>
                <text:p>super(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Private variables</text:p>
                <text:list>
                  <text:list-item>
                    <text:p>No such facility in Python</text:p>
                  </text:list-item>
                  <text:list-item>
                    <text:p>But a convention to name them as _name</text:p>
                  </text:list-item>
                  <text:list-item>
                    <text:p>Name mangling</text:p>
                    <text:list>
                      <text:list-item>
                        <text:p>Any identifier of the form __spam (at least two leading underscores, at most one trailing underscore) is textually replaced with _classname__spam, where classname is the current class name with leading underscore(s) stripped. </text:p>
                      </text:list-item>
                      <text:list-item>
                        <text:p>eg.,</text:p>
                        <text:list>
                          <text:list-item>
                            <text:p>class Mapping:</text:p>
                          </text:list-item>
                          <text:list-item>
                            <text:p><text:s text:c="4"/>def __init__(self, iterable):</text:p>
                          </text:list-item>
                          <text:list-item>
                            <text:p><text:s text:c="8"/>self.items_list = []</text:p>
                          </text:list-item>
                          <text:list-item>
                            <text:p><text:s text:c="8"/>self.__update(iterable)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iterable):</text:p>
                          </text:list-item>
                          <text:list-item>
                            <text:p><text:s text:c="8"/>for item in iterable:</text:p>
                          </text:list-item>
                          <text:list-item>
                            <text:p><text:s text:c="12"/>self.items_list.append(item)</text:p>
                          </text:list-item>
                          <text:list-item>
                            <text:p/>
                          </text:list-item>
                          <text:list-item>
                            <text:p><text:s text:c="4"/>__update = update <text:s text:c="2"/># private copy of original update() method</text:p>
                          </text:list-item>
                          <text:list-item>
                            <text:p/>
                          </text:list-item>
                          <text:list-item>
                            <text:p>class MappingSubclass(Mapping):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keys, values):</text:p>
                          </text:list-item>
                          <text:list-item>
                            <text:p><text:s text:c="8"/># provides new signature for update()</text:p>
                          </text:list-item>
                          <text:list-item>
                            <text:p><text:s text:c="8"/># but does not break __init__()</text:p>
                          </text:list-item>
                          <text:list-item>
                            <text:p><text:s text:c="8"/>for item in zip(keys, values):</text:p>
                          </text:list-item>
                          <text:list-item>
                            <text:p><text:s text:c="12"/>self.items_list.append(ite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Instance method objects have attributes, too: </text:p>
                <text:list>
                  <text:list-item>
                    <text:p>m.__self__ is the instance object with the method m()</text:p>
                  </text:list-item>
                  <text:list-item>
                    <text:p>m.__func__ is the function object corresponding to th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  <text:list>
                      <text:list-item>
                        <text:p>eg., iterator = iter(listname)</text:p>
                      </text:list-item>
                    </text:list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  <text:list>
                      <text:list-item>
                        <text:p>eg., next(iterator)</text:p>
                      </text:list-item>
                    </text:list>
                  </text:list-item>
                </text:list>
              </text:list-item>
              <text:list-item>
                <text:p>To create an iterator, we need to override theses two methods in our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enerat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reverse(data):</text:p>
              </text:list-item>
              <text:list-item>
                <text:p><text:s text:c="4"/>for index in range(len(data)-1, -1, -1):</text:p>
              </text:list-item>
              <text:list-item>
                <text:p><text:s text:c="8"/>yield data[index]</text:p>
                <text:list>
                  <text:list-item>
                    <text:p>Uses yield to return some data</text:p>
                  </text:list-item>
                </text:list>
              </text:list-item>
              <text:list-item>
                <text:p>for char in reverse('golf'):</text:p>
              </text:list-item>
              <text:list-item>
                <text:p>... <text:s text:c="4"/>print(char)</text:p>
              </text:list-item>
              <text:list-item>
                <text:p/>
              </text:list-item>
              <text:list-item>
                <text:p>Generator expressions</text:p>
                <text:list>
                  <text:list-item>
                    <text:p>Same as list comprehension but with () parentheses</text:p>
                  </text:list-item>
                  <text:list-item>
                    <text:p>eg., sum(x*y for x,y in zip(xvec, yvec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2-01T14:40:30.884676222</dc:date>
    <meta:editing-duration>PT14H30M51S</meta:editing-duration>
    <meta:editing-cycles>278</meta:editing-cycles>
    <meta:generator>LibreOffice/4.2.8.2$Linux_X86_64 LibreOffice_project/420m0$Build-2</meta:generator>
    <meta:document-statistic meta:object-count="252"/>
  </office:meta>
</office:document-meta>
</file>